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4a0d" officeooo:paragraph-rsid="00094a0d"/>
    </style:style>
    <style:style style:name="P2" style:family="paragraph" style:parent-style-name="Standard">
      <style:paragraph-properties>
        <style:tab-stops>
          <style:tab-stop style:position="3.7189in"/>
        </style:tab-stops>
      </style:paragraph-properties>
      <style:text-properties style:text-underline-style="none" fo:font-weight="normal" officeooo:rsid="00106288" officeooo:paragraph-rsid="00106288" style:font-weight-asian="normal" style:font-weight-complex="normal"/>
    </style:style>
    <style:style style:name="P3" style:family="paragraph" style:parent-style-name="Standard" style:list-style-name="L1">
      <style:text-properties officeooo:rsid="00094a0d" officeooo:paragraph-rsid="00094a0d"/>
    </style:style>
    <style:style style:name="P4" style:family="paragraph" style:parent-style-name="Standard" style:list-style-name="L1">
      <style:paragraph-properties>
        <style:tab-stops>
          <style:tab-stop style:position="3.7189in"/>
        </style:tab-stops>
      </style:paragraph-properties>
      <style:text-properties officeooo:rsid="00094a0d" officeooo:paragraph-rsid="00094a0d"/>
    </style:style>
    <style:style style:name="P5" style:family="paragraph" style:parent-style-name="Standard" style:list-style-name="L1">
      <style:paragraph-properties>
        <style:tab-stops>
          <style:tab-stop style:position="3.7189in"/>
        </style:tab-stops>
      </style:paragraph-properties>
      <style:text-properties fo:font-style="italic" officeooo:rsid="00124461" officeooo:paragraph-rsid="00124461" style:font-style-asian="italic" style:font-style-complex="italic"/>
    </style:style>
    <style:style style:name="P6" style:family="paragraph" style:parent-style-name="Standard" style:list-style-name="L1">
      <style:paragraph-properties>
        <style:tab-stops>
          <style:tab-stop style:position="3.7189in"/>
        </style:tab-stops>
      </style:paragraph-properties>
      <style:text-properties fo:font-style="italic" officeooo:rsid="00185e38" officeooo:paragraph-rsid="00185e38" style:font-style-asian="italic" style:font-style-complex="italic"/>
    </style:style>
    <style:style style:name="P7" style:family="paragraph" style:parent-style-name="Standard" style:list-style-name="L1">
      <style:paragraph-properties>
        <style:tab-stops>
          <style:tab-stop style:position="3.7189in"/>
        </style:tab-stops>
      </style:paragraph-properties>
      <style:text-properties fo:font-style="italic" officeooo:rsid="00206e2f" officeooo:paragraph-rsid="00206e2f" style:font-style-asian="italic" style:font-style-complex="italic"/>
    </style:style>
    <style:style style:name="P8" style:family="paragraph" style:parent-style-name="Standard" style:list-style-name="L1">
      <style:paragraph-properties>
        <style:tab-stops>
          <style:tab-stop style:position="3.7189in"/>
        </style:tab-stops>
      </style:paragraph-properties>
      <style:text-properties fo:font-style="italic" officeooo:rsid="0020afe2" officeooo:paragraph-rsid="0020afe2" style:font-style-asian="italic" style:font-style-complex="italic"/>
    </style:style>
    <style:style style:name="P9" style:family="paragraph" style:parent-style-name="Standard" style:list-style-name="L1">
      <style:paragraph-properties>
        <style:tab-stops>
          <style:tab-stop style:position="3.7189in"/>
        </style:tab-stops>
      </style:paragraph-properties>
      <style:text-properties fo:font-style="italic" officeooo:rsid="00251dd3" officeooo:paragraph-rsid="00251dd3" style:font-style-asian="italic" style:font-style-complex="italic"/>
    </style:style>
    <style:style style:name="P10" style:family="paragraph" style:parent-style-name="Standard" style:list-style-name="L1">
      <style:paragraph-properties>
        <style:tab-stops>
          <style:tab-stop style:position="3.7189in"/>
        </style:tab-stops>
      </style:paragraph-properties>
      <style:text-properties fo:font-style="italic" officeooo:rsid="002526ea" officeooo:paragraph-rsid="002526ea" style:font-style-asian="italic" style:font-style-complex="italic"/>
    </style:style>
    <style:style style:name="P11" style:family="paragraph" style:parent-style-name="Standard" style:list-style-name="L1">
      <style:paragraph-properties>
        <style:tab-stops>
          <style:tab-stop style:position="3.7189in"/>
        </style:tab-stops>
      </style:paragraph-properties>
      <style:text-properties fo:font-style="italic" officeooo:rsid="002998e9" officeooo:paragraph-rsid="002998e9" style:font-style-asian="italic" style:font-style-complex="italic"/>
    </style:style>
    <style:style style:name="P12" style:family="paragraph" style:parent-style-name="Standard" style:list-style-name="L1">
      <style:paragraph-properties>
        <style:tab-stops>
          <style:tab-stop style:position="3.7189in"/>
        </style:tab-stops>
      </style:paragraph-properties>
      <style:text-properties fo:font-style="italic" officeooo:rsid="002d5500" officeooo:paragraph-rsid="002d5500" style:font-style-asian="italic" style:font-style-complex="italic"/>
    </style:style>
    <style:style style:name="P13" style:family="paragraph" style:parent-style-name="Standard" style:list-style-name="L1">
      <style:paragraph-properties>
        <style:tab-stops>
          <style:tab-stop style:position="3.7189in"/>
        </style:tab-stops>
      </style:paragraph-properties>
      <style:text-properties fo:font-style="italic" officeooo:rsid="002ec990" officeooo:paragraph-rsid="002ec990" style:font-style-asian="italic" style:font-style-complex="italic"/>
    </style:style>
    <style:style style:name="P14" style:family="paragraph" style:parent-style-name="Standard" style:list-style-name="L1">
      <style:paragraph-properties>
        <style:tab-stops>
          <style:tab-stop style:position="3.7189in"/>
        </style:tab-stops>
      </style:paragraph-properties>
      <style:text-properties fo:font-style="italic" officeooo:rsid="00302a9a" officeooo:paragraph-rsid="00302a9a" style:font-style-asian="italic" style:font-style-complex="italic"/>
    </style:style>
    <style:style style:name="P15" style:family="paragraph" style:parent-style-name="Standard" style:list-style-name="L1">
      <style:paragraph-properties>
        <style:tab-stops>
          <style:tab-stop style:position="3.7189in"/>
        </style:tab-stops>
      </style:paragraph-properties>
      <style:text-properties fo:font-style="italic" officeooo:rsid="000acc7b" officeooo:paragraph-rsid="000acc7b" style:font-style-asian="italic" style:font-style-complex="italic"/>
    </style:style>
    <style:style style:name="P16" style:family="paragraph" style:parent-style-name="Standard" style:list-style-name="L1">
      <style:paragraph-properties>
        <style:tab-stops>
          <style:tab-stop style:position="3.7189in"/>
        </style:tab-stops>
      </style:paragraph-properties>
      <style:text-properties fo:font-style="italic" style:text-underline-style="none" officeooo:rsid="002f9fe0" officeooo:paragraph-rsid="002f9fe0" style:font-style-asian="italic" style:font-style-complex="italic"/>
    </style:style>
    <style:style style:name="P17" style:family="paragraph" style:parent-style-name="Standard" style:list-style-name="L1">
      <style:paragraph-properties>
        <style:tab-stops>
          <style:tab-stop style:position="3.7189in"/>
        </style:tab-stops>
      </style:paragraph-properties>
      <style:text-properties fo:font-style="italic" style:text-underline-style="none" officeooo:rsid="00302a9a" officeooo:paragraph-rsid="00302a9a" style:font-style-asian="italic" style:font-style-complex="italic"/>
    </style:style>
    <style:style style:name="P18" style:family="paragraph" style:parent-style-name="Standard" style:list-style-name="L1">
      <style:paragraph-properties>
        <style:tab-stops>
          <style:tab-stop style:position="3.7189in"/>
        </style:tab-stops>
      </style:paragraph-properties>
      <style:text-properties fo:font-style="italic" style:text-underline-style="none" officeooo:rsid="0030f647" officeooo:paragraph-rsid="0030f647" style:font-style-asian="italic" style:font-style-complex="italic"/>
    </style:style>
    <style:style style:name="P19" style:family="paragraph" style:parent-style-name="Standard" style:list-style-name="L3">
      <style:paragraph-properties>
        <style:tab-stops>
          <style:tab-stop style:position="3.7189in"/>
        </style:tab-stops>
      </style:paragraph-properties>
      <style:text-properties fo:font-style="italic" style:text-underline-style="none" fo:font-weight="normal" officeooo:rsid="0030f647" officeooo:paragraph-rsid="0030f647" style:font-style-asian="italic" style:font-weight-asian="normal" style:font-style-complex="italic" style:font-weight-complex="normal"/>
    </style:style>
    <style:style style:name="P20" style:family="paragraph" style:parent-style-name="Standard" style:list-style-name="L3">
      <style:paragraph-properties>
        <style:tab-stops>
          <style:tab-stop style:position="3.7189in"/>
        </style:tab-stops>
      </style:paragraph-properties>
      <style:text-properties fo:font-style="italic" style:text-underline-style="none" fo:font-weight="normal" officeooo:rsid="00328579" officeooo:paragraph-rsid="00328579" style:font-style-asian="italic" style:font-weight-asian="normal" style:font-style-complex="italic" style:font-weight-complex="normal"/>
    </style:style>
    <style:style style:name="P21" style:family="paragraph" style:parent-style-name="Standard" style:list-style-name="L3">
      <style:paragraph-properties>
        <style:tab-stops>
          <style:tab-stop style:position="3.7189in"/>
        </style:tab-stops>
      </style:paragraph-properties>
      <style:text-properties fo:font-style="italic" style:text-underline-style="none" fo:font-weight="normal" officeooo:rsid="0034720d" officeooo:paragraph-rsid="0034720d" style:font-style-asian="italic" style:font-weight-asian="normal" style:font-style-complex="italic" style:font-weight-complex="normal"/>
    </style:style>
    <style:style style:name="P22" style:family="paragraph" style:parent-style-name="Standard" style:list-style-name="L3">
      <style:paragraph-properties>
        <style:tab-stops>
          <style:tab-stop style:position="3.7189in"/>
        </style:tab-stops>
      </style:paragraph-properties>
      <style:text-properties fo:font-style="italic" style:text-underline-style="none" fo:font-weight="bold" officeooo:rsid="0030f647" officeooo:paragraph-rsid="0030f647" style:font-style-asian="italic" style:font-weight-asian="bold" style:font-style-complex="italic" style:font-weight-complex="bold"/>
    </style:style>
    <style:style style:name="P23" style:family="paragraph" style:parent-style-name="Standard" style:list-style-name="L3">
      <style:paragraph-properties>
        <style:tab-stops>
          <style:tab-stop style:position="3.7189in"/>
        </style:tab-stops>
      </style:paragraph-properties>
      <style:text-properties fo:font-style="italic" style:text-underline-style="none" fo:font-weight="bold" officeooo:rsid="003243ff" officeooo:paragraph-rsid="003243ff" style:font-style-asian="italic" style:font-weight-asian="bold" style:font-style-complex="italic" style:font-weight-complex="bold"/>
    </style:style>
    <style:style style:name="P24" style:family="paragraph" style:parent-style-name="Standard" style:list-style-name="L1">
      <style:paragraph-properties>
        <style:tab-stops>
          <style:tab-stop style:position="3.7189in"/>
        </style:tab-stops>
      </style:paragraph-properties>
      <style:text-properties fo:font-style="italic" style:text-underline-style="solid" style:text-underline-width="auto" style:text-underline-color="font-color" fo:font-weight="bold" officeooo:rsid="000acc7b" officeooo:paragraph-rsid="000acc7b" style:font-style-asian="italic" style:font-weight-asian="bold" style:font-style-complex="italic" style:font-weight-complex="bold"/>
    </style:style>
    <style:style style:name="P25" style:family="paragraph" style:parent-style-name="Standard" style:list-style-name="L1">
      <style:paragraph-properties>
        <style:tab-stops>
          <style:tab-stop style:position="3.7189in"/>
        </style:tab-stops>
      </style:paragraph-properties>
      <style:text-properties style:text-underline-style="none" fo:font-weight="normal" officeooo:rsid="000acc7b" officeooo:paragraph-rsid="000acc7b" style:font-weight-asian="normal" style:font-weight-complex="normal"/>
    </style:style>
    <style:style style:name="P26" style:family="paragraph" style:parent-style-name="Standard" style:list-style-name="L2">
      <style:paragraph-properties>
        <style:tab-stops>
          <style:tab-stop style:position="3.7189in"/>
        </style:tab-stops>
      </style:paragraph-properties>
      <style:text-properties style:text-underline-style="none" fo:font-weight="normal" officeooo:rsid="000acc7b" officeooo:paragraph-rsid="000acc7b" style:font-weight-asian="normal" style:font-weight-complex="normal"/>
    </style:style>
    <style:style style:name="P27" style:family="paragraph" style:parent-style-name="Standard" style:list-style-name="L2">
      <style:paragraph-properties>
        <style:tab-stops>
          <style:tab-stop style:position="3.7189in"/>
        </style:tab-stops>
      </style:paragraph-properties>
      <style:text-properties style:text-underline-style="none" fo:font-weight="normal" officeooo:rsid="00106288" officeooo:paragraph-rsid="00106288" style:font-weight-asian="normal" style:font-weight-complex="normal"/>
    </style:style>
    <style:style style:name="P28" style:family="paragraph" style:parent-style-name="Standard">
      <style:paragraph-properties>
        <style:tab-stops>
          <style:tab-stop style:position="3.7189in"/>
        </style:tab-stops>
      </style:paragraph-properties>
      <style:text-properties style:text-underline-style="none" fo:font-weight="normal" officeooo:rsid="0030f647" officeooo:paragraph-rsid="0030f647" style:font-weight-asian="normal" style:font-weight-complex="normal"/>
    </style:style>
    <style:style style:name="P29" style:family="paragraph" style:parent-style-name="Standard" style:list-style-name="L3">
      <style:paragraph-properties>
        <style:tab-stops>
          <style:tab-stop style:position="3.7189in"/>
        </style:tab-stops>
      </style:paragraph-properties>
      <style:text-properties style:text-underline-style="none" fo:font-weight="normal" officeooo:rsid="0030f647" officeooo:paragraph-rsid="0030f647" style:font-weight-asian="normal" style:font-weight-complex="normal"/>
    </style:style>
    <style:style style:name="P30" style:family="paragraph" style:parent-style-name="Standard" style:list-style-name="L4">
      <style:paragraph-properties>
        <style:tab-stops>
          <style:tab-stop style:position="3.7189in"/>
        </style:tab-stops>
      </style:paragraph-properties>
      <style:text-properties style:text-underline-style="none" fo:font-weight="normal" officeooo:rsid="0030f647" officeooo:paragraph-rsid="0030f647" style:font-weight-asian="normal" style:font-weight-complex="normal"/>
    </style:style>
    <style:style style:name="P31" style:family="paragraph" style:parent-style-name="Standard" style:list-style-name="L1">
      <style:paragraph-properties>
        <style:tab-stops>
          <style:tab-stop style:position="3.7189in"/>
        </style:tab-stops>
      </style:paragraph-properties>
      <style:text-properties style:text-underline-style="none" fo:font-weight="bold" officeooo:rsid="000acc7b" officeooo:paragraph-rsid="000acc7b" style:font-weight-asian="bold" style:font-weight-complex="bold"/>
    </style:style>
    <style:style style:name="P32" style:family="paragraph" style:parent-style-name="Standard" style:list-style-name="L1">
      <style:paragraph-properties>
        <style:tab-stops>
          <style:tab-stop style:position="3.7189in"/>
        </style:tab-stops>
      </style:paragraph-properties>
      <style:text-properties style:text-underline-style="none" fo:font-weight="bold" officeooo:rsid="000ccc0e" officeooo:paragraph-rsid="000ccc0e" style:font-weight-asian="bold" style:font-weight-complex="bold"/>
    </style:style>
    <style:style style:name="P33" style:family="paragraph" style:parent-style-name="Standard" style:list-style-name="L1">
      <style:paragraph-properties>
        <style:tab-stops>
          <style:tab-stop style:position="3.7189in"/>
        </style:tab-stops>
      </style:paragraph-properties>
      <style:text-properties style:text-underline-style="none" fo:font-weight="bold" officeooo:rsid="000da9ee" officeooo:paragraph-rsid="000da9ee" style:font-weight-asian="bold" style:font-weight-complex="bold"/>
    </style:style>
    <style:style style:name="P34" style:family="paragraph" style:parent-style-name="Standard" style:list-style-name="L1">
      <style:paragraph-properties>
        <style:tab-stops>
          <style:tab-stop style:position="3.7189in"/>
        </style:tab-stops>
      </style:paragraph-properties>
      <style:text-properties style:text-underline-style="none" fo:font-weight="bold" officeooo:rsid="00106288" officeooo:paragraph-rsid="00106288" style:font-weight-asian="bold" style:font-weight-complex="bold"/>
    </style:style>
    <style:style style:name="P35" style:family="paragraph" style:parent-style-name="Standard" style:list-style-name="L1">
      <style:paragraph-properties>
        <style:tab-stops>
          <style:tab-stop style:position="3.7189in"/>
        </style:tab-stops>
      </style:paragraph-properties>
      <style:text-properties style:text-underline-style="none" fo:font-weight="bold" officeooo:rsid="000f7aba" officeooo:paragraph-rsid="000f7aba" style:font-weight-asian="bold" style:font-weight-complex="bold"/>
    </style:style>
    <style:style style:name="T1" style:family="text">
      <style:text-properties officeooo:rsid="000acc7b"/>
    </style:style>
    <style:style style:name="T2" style:family="text">
      <style:text-properties fo:font-weight="bold" style:font-weight-asian="bold" style:font-weight-complex="bold"/>
    </style:style>
    <style:style style:name="T3" style:family="text">
      <style:text-properties officeooo:rsid="00171781"/>
    </style:style>
    <style:style style:name="T4" style:family="text">
      <style:text-properties officeooo:rsid="00185e38"/>
    </style:style>
    <style:style style:name="T5" style:family="text">
      <style:text-properties officeooo:rsid="001aee0d"/>
    </style:style>
    <style:style style:name="T6" style:family="text">
      <style:text-properties officeooo:rsid="0020afe2"/>
    </style:style>
    <style:style style:name="T7" style:family="text">
      <style:text-properties officeooo:rsid="00233512"/>
    </style:style>
    <style:style style:name="T8" style:family="text">
      <style:text-properties officeooo:rsid="00271fa5"/>
    </style:style>
    <style:style style:name="T9" style:family="text">
      <style:text-properties officeooo:rsid="002a262d"/>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font-weight="normal" style:font-weight-asian="normal" style:font-weight-complex="normal"/>
    </style:style>
    <style:style style:name="T13" style:family="text">
      <style:text-properties officeooo:rsid="003243ff"/>
    </style:style>
    <style:style style:name="T14" style:family="text">
      <style:text-properties officeooo:rsid="003566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hedule exam date &amp; location: 14 december 2014 2:00PM-5:00PM Field House rows 33-44</text:p>
      <text:p text:style-name="P1"/>
      <text:p text:style-name="P1">Read the exam sheet</text:p>
      <text:p text:style-name="P1"/>
      <text:list xml:id="list822332820864629135" text:style-name="L1">
        <text:list-item>
          <text:p text:style-name="P3">10 questions: Who is the most likely to agree with each of the following claims? (There may be 10 or 11 philosophers) <text:span text:style-name="T1">(1mk)</text:span></text:p>
        </text:list-item>
        <text:list-item>
          <text:p text:style-name="P4">4 short answer questions <text:span text:style-name="T1">(5mks)</text:span></text:p>
          <text:list>
            <text:list-item>
              <text:p text:style-name="P4">Superson: Objecting (why is her objective definition better) versus subjective definitions (failings) of sexual harassment</text:p>
              <text:list>
                <text:list-item>
                  <text:p text:style-name="P5">Superson points out flaws in the subjective definition of sexual <text:span text:style-name="T4">harassment.</text:span></text:p>
                  <text:list>
                    <text:list-item>
                      <text:p text:style-name="P5">She calls these definitions subjective because they relate to the annoyance of the victim</text:p>
                    </text:list-item>
                    <text:list-item>
                      <text:p text:style-name="P5">She quotes various legal manuals so as to show that the current accepted (tort) definition of sexual <text:span text:style-name="T3">harassment</text:span> is dependent on the (perhaps perceived) reaction of the individual who the <text:span text:style-name="T3">alleged</text:span> <text:span text:style-name="T4">sexual harassment was perpetrated on.</text:span></text:p>
                    </text:list-item>
                  </text:list>
                </text:list-item>
                <text:list-item>
                  <text:p text:style-name="P6">She then goes on to propose a new standard for sexual harassment law, with an objective definition.</text:p>
                  <text:list>
                    <text:list-item>
                      <text:p text:style-name="P6">Her suggestion is that the basis of if an action is to be considered one of sexual harassment, that <text:span text:style-name="T5">it should be viewable as an exercise of power over the female gender in general</text:span></text:p>
                    </text:list-item>
                  </text:list>
                </text:list-item>
                <text:list-item>
                  <text:p text:style-name="P7">She says that this is a better standard for <text:span text:style-name="T6">the treatment of sexual harassment cases because:</text:span></text:p>
                  <text:list>
                    <text:list-item>
                      <text:p text:style-name="P8">In a sexual harassment case now (under tort law) <text:span text:style-name="T7">the intent of the individual performing the alleged harassment is taken into account</text:span></text:p>
                    </text:list-item>
                    <text:list-item>
                      <text:p text:style-name="P9">In addition, the feelings of the person being harassed is also taken into account, so if they don't feel like they were harassed even though the agreed upon actions are no doubt discriminatory against women</text:p>
                    </text:list-item>
                  </text:list>
                </text:list-item>
              </text:list>
            </text:list-item>
            <text:list-item>
              <text:p text:style-name="P4">Kant: second formulation of categorical imperative <text:span text:style-name="T1">(why you can't treat people as a mean to an end)</text:span></text:p>
              <text:list>
                <text:list-item>
                  <text:p text:style-name="P10">Kant formulates from his first imperative that you cannot treat a person simply as a means to an end.</text:p>
                  <text:list>
                    <text:list-item>
                      <text:p text:style-name="P10">This means that you cannot use someone else's humanity and not acknowledge them as a person who also has their own interests</text:p>
                    </text:list-item>
                    <text:list-item>
                      <text:p text:style-name="P10">Kant also talks about <text:span text:style-name="T8">how the formulation protects the autonomy of all people (as a consequence of us ensuring that we do not use them as a means to an end</text:span></text:p>
                    </text:list-item>
                    <text:list-item>
                      <text:p text:style-name="P11">Killing an innocent person, by the categorical imperative's second formulation, is never justified <text:span text:style-name="T9">because it violates the autonomy of an individual.</text:span></text:p>
                    </text:list-item>
                  </text:list>
                </text:list-item>
              </text:list>
            </text:list-item>
            <text:list-item>
              <text:p text:style-name="P4">Singer: equal consideration <text:span text:style-name="T1">(what does he mean by this? Possibly show why he doesn't mean Cohen's thing about rats and people having the same rights)</text:span></text:p>
              <text:list>
                <text:list-item>
                  <text:p text:style-name="P12">Singer talks of speciesism: the idea that we are discriminatory against other species simply because they are not human, and that this is wrong.</text:p>
                </text:list-item>
                <text:list-item>
                  <text:p text:style-name="P13">Singer then moves into discussion of <text:span text:style-name="T10">equal consideration</text:span><text:span text:style-name="T11">: What is the boundary where we stop giving the same rights to humans as sentience?</text:span></text:p>
                  <text:list>
                    <text:list-item>
                      <text:p text:style-name="P13"><text:span text:style-name="T11">He defines this as </text:span><text:span text:style-name="T10">sentience</text:span><text:span text:style-name="T11">: The point where an animal is able to feel happiness.</text:span></text:p>
                    </text:list-item>
                    <text:list-item>
                      <text:p text:style-name="P16">This also extends to the ability to feel pain: if something feels pain, it is morally inexcusable to not take it into account.</text:p>
                      <text:list>
                        <text:list-item>
                          <text:p text:style-name="P18">This does <text:span text:style-name="T2">not</text:span><text:span text:style-name="T12"> mean that human pain is the same as non-human pain in non-</text:span><text:soft-page-break/><text:span text:style-name="T12">sentient animals (e.g. Rats as presented by Cohen)</text:span></text:p>
                        </text:list-item>
                      </text:list>
                    </text:list-item>
                    <text:list-item>
                      <text:p text:style-name="P14"><text:span text:style-name="T11">Singer </text:span><text:span text:style-name="T10">does not</text:span><text:span text:style-name="T11"> say that we are supposed to give the same rights to non-human animals as we do to ourselves. </text:span></text:p>
                      <text:list>
                        <text:list-item>
                          <text:p text:style-name="P17">Only that which is morally significant to that species</text:p>
                        </text:list-item>
                      </text:list>
                    </text:list-item>
                  </text:list>
                </text:list-item>
              </text:list>
            </text:list-item>
            <text:list-item>
              <text:p text:style-name="P4">Jagger <text:span text:style-name="T1">(the one from the first test). Difference between the conditions necessary to exclude people and the justifications for excluding them. This will not slide on this.</text:span></text:p>
              <text:list>
                <text:list-item>
                  <text:p text:style-name="P15">Conditions:</text:p>
                  <text:list>
                    <text:list-item>
                      <text:p text:style-name="P15">Given that there are differences in cultural values and <text:span text:style-name="T2">given that these values sometimes attach to unequal divisions between groups for reasons that are the justifications provided</text:span></text:p>
                    </text:list-item>
                    <text:list-item>
                      <text:p text:style-name="P15">Cultural values attach to power differences</text:p>
                      <text:list>
                        <text:list-item>
                          <text:p text:style-name="P15">In Europe you can eat horse, here you cannot. This is not oppression necessary of splitting groups</text:p>
                        </text:list-item>
                      </text:list>
                    </text:list-item>
                  </text:list>
                </text:list-item>
                <text:list-item>
                  <text:p text:style-name="P15">Justification</text:p>
                  <text:list>
                    <text:list-item>
                      <text:p text:style-name="P15">Why can't mainstream groups exclude people?</text:p>
                    </text:list-item>
                    <text:list-item>
                      <text:p text:style-name="P15">It will not be indefinite</text:p>
                    </text:list-item>
                    <text:list-item>
                      <text:p text:style-name="P24"/>
                    </text:list-item>
                  </text:list>
                </text:list-item>
              </text:list>
            </text:list-item>
          </text:list>
        </text:list-item>
        <text:list-item>
          <text:p text:style-name="P25">Answer one of the following questions. The following question will be evaluated as a timed essay writing assignment. It should be 2 double spaced pages in length (10 marks). A successful response will:</text:p>
          <text:list>
            <text:list-item>
              <text:p text:style-name="P25">State your position clearly</text:p>
            </text:list-item>
            <text:list-item>
              <text:p text:style-name="P25">Explain the key dispute of the debate, and how each side defends its position. Organize it so that the key dispute and any special terms are defined before you elaborate your arguments.</text:p>
            </text:list-item>
            <text:list-item>
              <text:p text:style-name="P25">Give an argument or arguments in favour of your position (this includes responding to possible counter-arguments). These sub-arguments should relate directly to the key dispute – So you should not list every single argument that you can think of or remember, but the best arguments.</text:p>
            </text:list-item>
            <text:list-item>
              <text:p text:style-name="P25">Your analysis is judged as to whether or not you supply arguments relevant to the key dispute.</text:p>
            </text:list-item>
            <text:list-item>
              <text:p text:style-name="P31">Prepare in advance</text:p>
            </text:list-item>
            <text:list-item>
              <text:p text:style-name="P31">Your explanation of the debate will contextualize your argument</text:p>
            </text:list-item>
            <text:list-item>
              <text:p text:style-name="P31">You can take from your definitions to bring down another's arguments (strawman much)</text:p>
            </text:list-item>
            <text:list-item>
              <text:p text:style-name="P31">Authors don't always respond to the entire essay, they respond to the base assumption of the essay.</text:p>
            </text:list-item>
            <text:list-item>
              <text:p text:style-name="P32">Fairly wide open. TA's are given the articles, along with some basic guidelines on the key dispute</text:p>
            </text:list-item>
            <text:list-item>
              <text:p text:style-name="P33">It's much better to use I than to use weird passive voice stuff</text:p>
            </text:list-item>
            <text:list-item>
              <text:p text:style-name="P34">Start by introducing the key debate, then go through their arguments. In the end conclude as to what you think is right.</text:p>
            </text:list-item>
            <text:list-item>
              <text:p text:style-name="P35">The difference between opinion and argument:</text:p>
              <text:list>
                <text:list-item>
                  <text:p text:style-name="P35">I like this kind of cheese. </text:p>
                </text:list-item>
                <text:list-item>
                  <text:p text:style-name="P35">I like this kind of cheese because.....</text:p>
                </text:list-item>
              </text:list>
            </text:list-item>
          </text:list>
        </text:list-item>
      </text:list>
      <text:list xml:id="list5864829853562111353" text:style-name="L2">
        <text:list-item>
          <text:list>
            <text:list-item>
              <text:p text:style-name="P26">Why does Chohen claim that animal research is justified? That is why are nonhuman animals not worthy of equal consideration that we give to humans? Why does LaFollette believe that Cohen is mistaken? Who is more persuasive?</text:p>
              <text:list>
                <text:list-item>
                  <text:p text:style-name="P27">“I think that LaFolltte would be more pursuasive of he talked about sentience” <text:soft-page-break/>would be okay but do not misattribute that to LoFollette</text:p>
                </text:list-item>
              </text:list>
            </text:list-item>
            <text:list-item>
              <text:p text:style-name="P26">Both Peter Singer and Hugh LaFollette supply utilitarian arguments against animal research. Why does it seem that LaFollette could be persauded to support animal researh why Singer could not? Does this possible difference make Singer's arugment or LaFollette's more persuasive?</text:p>
            </text:list-item>
          </text:list>
        </text:list-item>
      </text:list>
      <text:p text:style-name="P28">Choose: Cohen animal research.</text:p>
      <text:list xml:id="list3406116628269601212" text:style-name="L4">
        <text:list-item>
          <text:p text:style-name="P30">Thesis: </text:p>
        </text:list-item>
      </text:list>
      <text:list xml:id="list2050080198365098949" text:style-name="L3">
        <text:list-item>
          <text:p text:style-name="P29">Cohen</text:p>
          <text:list>
            <text:list-item>
              <text:p text:style-name="P19">He says that it is defended on two grounds</text:p>
              <text:list>
                <text:list-item>
                  <text:p text:style-name="P19">Rights of animals </text:p>
                </text:list-item>
                <text:list-item>
                  <text:p text:style-name="P19">Suffering on sentient creatures</text:p>
                </text:list-item>
              </text:list>
            </text:list-item>
            <text:list-item>
              <text:p text:style-name="P19">He states that a right is something which a particular things holds against another thing within certain bounds</text:p>
            </text:list-item>
            <text:list-item>
              <text:p text:style-name="P19">By this definition, he states that only morally autonomous beings can exercise rights</text:p>
            </text:list-item>
            <text:list-item>
              <text:p text:style-name="P19">He then argues that since humans are the only proven autonomously moral beings, we are the only ones who can hold rights.</text:p>
            </text:list-item>
            <text:list-item>
              <text:p text:style-name="P19">Animals cannot realize when their rights are being violated</text:p>
            </text:list-item>
            <text:list-item>
              <text:p text:style-name="P19">He argues that there is a fundamental difference in that humans can visibly demonstrate dislike of their moral rights being violated</text:p>
            </text:list-item>
            <text:list-item>
              <text:p text:style-name="P19">“The pains of a rodent must count equally with those of a human”</text:p>
            </text:list-item>
            <text:list-item>
              <text:p text:style-name="P23">Fundamental assumption: morals can be weighed as on an “old-fashioned set of scales”</text:p>
            </text:list-item>
          </text:list>
        </text:list-item>
        <text:list-item>
          <text:p text:style-name="P19">LaFollette</text:p>
          <text:list>
            <text:list-item>
              <text:p text:style-name="P19">Cohen does not show the benefits which animal research has brought onto humans</text:p>
            </text:list-item>
            <text:list-item>
              <text:p text:style-name="P19">The experiments where animal research has failed to provide useful results are generally not documented</text:p>
            </text:list-item>
            <text:list-item>
              <text:p text:style-name="P19">Therefore: A simple cost-benefit will have a selection bias.</text:p>
            </text:list-item>
            <text:list-item>
              <text:p text:style-name="P19">He also argues that the lack of complete biological similarity between humans and rodents (or whatever other animal is used in the experimentation) means that we cannot perhaps make the inferences we think we can from it.</text:p>
            </text:list-item>
            <text:list-item>
              <text:p text:style-name="P19">Because of the above-stated cost-benefit problem, morals are more complicated than a set of scales, the analogy that Cohen uses</text:p>
            </text:list-item>
            <text:list-item>
              <text:p text:style-name="P22"><text:span text:style-name="T13">Fundamental assumption: </text:span>definite harms are morally higher in weight than possible benefits</text:p>
            </text:list-item>
          </text:list>
        </text:list-item>
        <text:list-item>
          <text:p text:style-name="P20">My opinion</text:p>
          <text:list>
            <text:list-item>
              <text:p text:style-name="P20">LaFollette is valid in his criticism of Cohen's argument, and points out some gross moral oversimplifications that he makes. Therefore, he is more persuasive. LaFollette does not attempt to oversimplify the moral issue at hand by reducing it to a simple cost-benefit problem. </text:p>
            </text:list-item>
            <text:list-item>
              <text:p text:style-name="P21">In addition, Cohen's argument that rights are only valid if we can show the holders of said rights are able to discern if they are distressed by their violation is again an oversimplification.</text:p>
            </text:list-item>
            <text:list-item>
              <text:p text:style-name="P21">It is understandable that Cohen had to keep his paper to a specific length for inclusion in the journal he should have decreased the scope of the points he was trying to prove rather than the depth of the arguments. For these reasons, it is my opinion that Cohen does not make a satisfactory argument towards the <text:span text:style-name="T14">point of animal research being ethically justified.</text:span></text:p>
            </text:list-item>
          </text:list>
        </text:list-item>
      </text:list>
      <text:p text:style-name="P28"/>
      <text:p text:style-name="P2">Office hours: Monday some time between 10:30 and 11 and 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11:50:49.580611454</meta:creation-date>
    <meta:generator>LibreOffice/4.3.3.2$Linux_X86_64 LibreOffice_project/430m0$Build-2</meta:generator>
    <dc:date>2014-12-14T13:44:41.332641892</dc:date>
    <meta:editing-duration>PT4H4S</meta:editing-duration>
    <meta:editing-cycles>43</meta:editing-cycles>
    <meta:document-statistic meta:table-count="0" meta:image-count="0" meta:object-count="0" meta:page-count="3" meta:paragraph-count="78" meta:word-count="1415" meta:character-count="8161" meta:non-whitespace-character-count="6891"/>
  </office:meta>
</office:document-meta>
</file>